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6C00000015CDBA273F.gif" manifest:media-type="image/gif"/>
  <manifest:file-entry manifest:full-path="Pictures/10000000000003200000025819812F21.png" manifest:media-type="image/png"/>
  <manifest:file-entry manifest:full-path="Pictures/10000000000000570000000F6C79FF29.gif" manifest:media-type="image/gif"/>
  <manifest:file-entry manifest:full-path="Pictures/100000000000028900000010951DC945.gif" manifest:media-type="image/gif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fill-color="#ffffff" fo:min-height="3.256cm"/>
    </style:style>
    <style:style style:name="pr2" style:family="presentation" style:parent-style-name="lyt-bluelinesgrad-outline1">
      <style:graphic-properties draw:fill-color="#ffffff" fo:min-height="11.63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2.179cm"/>
    </style:style>
    <style:style style:name="pr6" style:family="presentation" style:parent-style-name="lyt-bluelinesgrad-notes">
      <style:graphic-properties draw:fill-color="#ffffff" fo:min-height="13.364cm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P2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justify"/>
      <style:text-properties fo:font-family="'Droid Serif'" style:font-family-generic="roman" style:font-pitch="variable" fo:font-size="24pt" style:font-size-asian="24pt" style:font-size-complex="24pt"/>
    </style:style>
    <style:style style:name="P7" style:family="paragraph">
      <style:text-properties fo:font-family="'Droid Serif'" style:font-family-generic="roman" style:font-pitch="variable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'Droid Serif'" style:font-family-generic="roman" style:font-pitch="variable" fo:font-size="48pt" style:font-size-asian="48pt" style:font-size-complex="48pt"/>
    </style:style>
    <style:style style:name="T4" style:family="text">
      <style:text-properties fo:font-family="'Droid Serif'" style:font-family-generic="roman" style:font-pitch="variable" fo:font-size="24pt" style:font-size-asian="24pt" style:font-size-complex="24pt"/>
    </style:style>
    <style:style style:name="T5" style:family="text">
      <style:text-properties fo:font-family="'Droid Serif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Droid Serif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family="'Droid Serif'" style:font-family-generic="roman" style:font-pitch="variable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Dariusz Bukowski</text:span><text:span text:style-name="T1"><text:line-break/></text:span><text:span text:style-name="T1">Jan Sochiera</text:span></text:p>
          </draw:text-box>
        </draw:frame>
        <draw:frame presentation:style-name="pr2" draw:text-style-name="P4" draw:layer="layout" svg:width="25.199cm" svg:height="11.636cm" svg:x="1.4cm" svg:y="6.014cm" presentation:class="outlin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3">Problem transportu kontenerów</text:span></text:p>
              </text:list-header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is problemu</text:p>
          </draw:text-box>
        </draw:frame>
        <draw:frame presentation:style-name="pr5" draw:text-style-name="P6" draw:layer="layout" svg:width="25.199cm" svg:height="12.179cm" svg:x="1.4cm" svg:y="6.014cm" presentation:class="outline" presentation:user-transformed="true">
          <draw:text-box>
            <text:list text:style-name="L2">
              <text:list-header>
                <text:p text:style-name="P6"><text:span text:style-name="T4">Z bazy, jednym samochodem, należy rozwieźć kontenery do odbiorców. Znane są odległości pomiędzy odbiorcami oraz bazą i odbiorcami. Jednocześnie, samochód wyjeżdżający z bazy może zabrać </text:span><text:span text:style-name="T5">trzy</text:span><text:span text:style-name="T4"> kontenery. Należy tak zaplanować jego trasy, aby:</text:span></text:p>
              </text:list-header>
              <text:list-item>
                <text:p text:style-name="P6"><text:span text:style-name="T4">każdy odbiorca otrzymał </text:span><text:span text:style-name="T5">jeden</text:span><text:span text:style-name="T4"> kontener</text:span></text:p>
              </text:list-item>
              <text:list-item>
                <text:p text:style-name="P6"><text:span text:style-name="T4">suma długości dróg jaką pokona samochód była </text:span><text:span text:style-name="T5">minimaln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el matematyczny</text:p>
          </draw:text-box>
        </draw:frame>
        <draw:frame presentation:style-name="pr5" draw:text-style-name="P7" draw:layer="layout" svg:width="25.199cm" svg:height="12.375cm" svg:x="1.4cm" svg:y="6.014cm" presentation:class="outline" presentation:user-transformed="true">
          <draw:text-box>
            <text:list text:style-name="L2">
              <text:list-header>
                <text:p text:style-name="P7"><text:span text:style-name="T4">Niech: </text:span></text:p>
              </text:list-header>
              <text:list-item>
                <text:p text:style-name="P7"><text:span text:style-name="T6">N </text:span><text:span text:style-name="T6"><text:tab/></text:span><text:span text:style-name="T6">–</text:span><text:span text:style-name="T7"> </text:span><text:span text:style-name="T7"><text:tab/></text:span><text:span text:style-name="T7">liczba odbiorców o numerach od 1 do </text:span><text:span text:style-name="T6">N. Bazę 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oznaczamy liczbą 0.</text:span></text:p>
              </text:list-item>
              <text:list-item>
                <text:p text:style-name="P7"><text:span text:style-name="T6">d </text:span><text:span text:style-name="T6"><text:tab/></text:span><text:span text:style-name="T7">- </text:span><text:span text:style-name="T7"><text:tab/></text:span><text:span text:style-name="T7">symetryczna macierz odległości.</text:span></text:p>
              </text:list-item>
              <text:list-item>
                <text:p text:style-name="P7"><text:span text:style-name="T6"><text:s/></text:span></text:p>
              </text:list-item>
              <text:list-item>
                <text:p text:style-name="P7"><text:span text:style-name="T6"/></text:p>
                <text:p text:style-name="P7"><text:span text:style-name="T6"/></text:p>
                <text:p text:style-name="P7"><text:span text:style-name="T7">Cel: </text:span></text:p>
              </text:list-item>
              <text:list-item>
                <text:p text:style-name="P7"><text:span text:style-name="T7">Znaleźć minimum funkcji </text:span><text:span text:style-name="T6">F.</text:span></text:p>
              </text:list-item>
            </text:list>
          </draw:text-box>
        </draw:frame>
        <draw:frame draw:style-name="gr2" draw:text-style-name="P3" draw:layer="layout" svg:width="24.413cm" svg:height="0.6cm" svg:x="2.587cm" svg:y="11.6cm">
          <draw:image xlink:href="Pictures/100000000000028900000010951DC945.gif" xlink:type="simple" xlink:show="embed" xlink:actuate="onLoad">
            <text:p/>
          </draw:image>
        </draw:frame>
        <draw:frame draw:style-name="gr2" draw:text-style-name="P3" draw:layer="layout" svg:width="4.625cm" svg:height="0.796cm" svg:x="2.6cm" svg:y="13.004cm">
          <draw:image xlink:href="Pictures/10000000000000570000000F6C79FF29.gif" xlink:type="simple" xlink:show="embed" xlink:actuate="onLoad">
            <text:p/>
          </draw:image>
        </draw:frame>
        <draw:frame draw:style-name="gr2" draw:text-style-name="P3" draw:layer="layout" svg:width="16.571cm" svg:height="0.955cm" svg:x="2.6cm" svg:y="14.445cm">
          <draw:image xlink:href="Pictures/100000000000016C00000015CDBA273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79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title>Blue Lines and Gradients</dc:title>
    <dc:description>Presentation Layout Template</dc:description>
    <meta:creation-date>2014-01-21T00:57:56</meta:creation-date>
    <dc:language>en-US</dc:language>
    <meta:editing-cycles>4</meta:editing-cycles>
    <meta:editing-duration>PT48M47S</meta:editing-duration>
    <meta:initial-creator>Dariusz Bukowski</meta:initial-creator>
    <dc:date>2014-01-21T02:01:21</dc:date>
    <dc:creator>Dariusz Bukowski</dc:creator>
    <meta:document-statistic meta:object-count="39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../usr/lib/libreoffice/share/template/common/layout/lyt-bluelinesgrad.otp"/>
  </office:meta>
</office:document-meta>
</file>